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63"/>
    <style:style style:name="ce7" style:family="table-cell" style:parent-style-name="Default" style:data-style-name="N121"/>
    <style:style style:name="ce8" style:family="table-cell" style:parent-style-name="Default" style:data-style-name="N0"/>
    <style:style style:name="ce9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ce7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Patience 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m Size</text:p>
          </table:table-cell>
          <table:table-cell office:value-type="string" calcext:value-type="string">
            <text:p>Minibatch 256</text:p>
          </table:table-cell>
          <table:table-cell table:style-name="Default"/>
          <table:table-cell table:style-name="Default" office:value-type="string" calcext:value-type="string">
            <text:p>time per Dim</text:p>
          </table:table-cell>
          <table:table-cell office:value-type="string" calcext:value-type="string">
            <text:p>val loss</text:p>
          </table:table-cell>
          <table:table-cell/>
          <table:table-cell office:value-type="string" calcext:value-type="string">
            <text:p>Minibatch 100</text:p>
          </table:table-cell>
          <table:table-cell table:style-name="Default"/>
          <table:table-cell office:value-type="string" calcext:value-type="string">
            <text:p>val loss</text:p>
          </table:table-cell>
          <table:table-cell office:value-type="string" calcext:value-type="string">
            <text:p>val diff (256 – 100)</text:p>
          </table:table-cell>
          <table:table-cell table:number-columns-repeated="2"/>
          <table:table-cell office:value-type="string" calcext:value-type="string">
            <text:p>Minibatch 128</text:p>
          </table:table-cell>
          <table:table-cell office:value-type="string" calcext:value-type="string">
            <text:p>Val loss</text:p>
          </table:table-cell>
          <table:table-cell table:number-columns-repeated="4"/>
          <table:table-cell office:value-type="string" calcext:value-type="string">
            <text:p>Mb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0"/>
          <table:table-cell office:value-type="float" office:value="158" calcext:value-type="float">
            <text:p>158</text:p>
          </table:table-cell>
          <table:table-cell office:value-type="string" calcext:value-type="string">
            <text:p>First Star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T=2</text:p>
          </table:table-cell>
          <table:table-cell table:number-columns-repeated="6"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gxc</text:p>
          </table:table-cell>
          <table:table-cell table:formula="of:=[.$B$3]*([.B4]-1)+[.$B$3]"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table:formula="of:=TIME(0;INT([.C5]);MOD([.C5];1)*100)" office:value-type="time" office:time-value="PT00H01M25S" calcext:value-type="time">
            <text:p>01:25</text:p>
          </table:table-cell>
          <table:table-cell table:formula="of:=[.D5]/[.B5]" office:value-type="time" office:time-value="PT00H00M10.625S" calcext:value-type="time">
            <text:p>00:10</text:p>
          </table:table-cell>
          <table:table-cell office:value-type="float" office:value="13.8" calcext:value-type="float">
            <text:p>13.8</text:p>
          </table:table-cell>
          <table:table-cell/>
          <table:table-cell table:style-name="ce8" office:value-type="float" office:value="1.27" calcext:value-type="float">
            <text:p>1.27</text:p>
          </table:table-cell>
          <table:table-cell table:formula="of:=TIME(0;INT([.H5]);MOD([.H5];1)*100)" office:value-type="time" office:time-value="PT00H01M27S" calcext:value-type="time">
            <text:p>01:27</text:p>
          </table:table-cell>
          <table:table-cell office:value-type="float" office:value="13.78" calcext:value-type="float">
            <text:p>13.78</text:p>
          </table:table-cell>
          <table:table-cell table:style-name="ce9" table:formula="of:=TIME(0;1;0)" office:value-type="time" office:time-value="PT00H01M00S" calcext:value-type="time">
            <text:p>12:01:00 AM</text:p>
          </table:table-cell>
          <table:table-cell/>
          <table:table-cell office:value-type="string" calcext:value-type="string">
            <text:p>gxc</text:p>
          </table:table-cell>
          <table:table-cell office:value-type="float" office:value="1.17" calcext:value-type="float">
            <text:p>1.17</text:p>
          </table:table-cell>
          <table:table-cell office:value-type="float" office:value="13.74" calcext:value-type="float">
            <text:p>13.74</text:p>
          </table:table-cell>
          <table:table-cell table:number-columns-repeated="4"/>
          <table:table-cell office:value-type="float" office:value="1472" calcext:value-type="float">
            <text:p>1472</text:p>
          </table:table-cell>
          <table:table-cell office:value-type="string" calcext:value-type="string">
            <text:p>gxc T5</text:p>
          </table:table-cell>
        </table:table-row>
        <table:table-row table:style-name="ro1">
          <table:table-cell office:value-type="string" calcext:value-type="string">
            <text:p>cond</text:p>
          </table:table-cell>
          <table:table-cell table:formula="of:=[.$B$3]*([.B4]-1)" office:value-type="float" office:value="4" calcext:value-type="float">
            <text:p>4</text:p>
          </table:table-cell>
          <table:table-cell office:value-type="float" office:value="0.42" calcext:value-type="float">
            <text:p>0.42</text:p>
          </table:table-cell>
          <table:table-cell table:formula="of:=TIME(0;INT([.C6]);MOD([.C6];1)*100)" office:value-type="time" office:time-value="PT00H00M42S" calcext:value-type="time">
            <text:p>00:42</text:p>
          </table:table-cell>
          <table:table-cell table:formula="of:=[.D6]/[.B6]" office:value-type="time" office:time-value="PT00H00M10.5S" calcext:value-type="time">
            <text:p>00:10</text:p>
          </table:table-cell>
          <table:table-cell office:value-type="float" office:value="8.29" calcext:value-type="float">
            <text:p>8.29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TIME(0;INT([.H6]);MOD([.H6];1)*100)" office:value-type="time" office:time-value="PT00H00M59S" calcext:value-type="time">
            <text:p>00:59</text:p>
          </table:table-cell>
          <table:table-cell office:value-type="float" office:value="8.31" calcext:value-type="float">
            <text:p>8.31</text:p>
          </table:table-cell>
          <table:table-cell table:number-columns-repeated="2"/>
          <table:table-cell office:value-type="string" calcext:value-type="string">
            <text:p>cond</text:p>
          </table:table-cell>
          <table:table-cell office:value-type="float" office:value="1.02" calcext:value-type="float">
            <text:p>1.02</text:p>
          </table:table-cell>
          <table:table-cell office:value-type="float" office:value="8.29" calcext:value-type="float">
            <text:p>8.29</text:p>
          </table:table-cell>
          <table:table-cell table:number-columns-repeated="4"/>
          <table:table-cell office:value-type="float" office:value="1472" calcext:value-type="float">
            <text:p>1472</text:p>
          </table:table-cell>
          <table:table-cell office:value-type="string" calcext:value-type="string">
            <text:p>cond T5</text:p>
          </table:table-cell>
        </table:table-row>
        <table:table-row table:style-name="ro1">
          <table:table-cell office:value-type="string" calcext:value-type="string">
            <text:p>xxc</text:p>
          </table:table-cell>
          <table:table-cell table:formula="of:=[.$B$3]*[.B4]" office:value-type="float" office:value="8" calcext:value-type="float">
            <text:p>8</text:p>
          </table:table-cell>
          <table:table-cell office:value-type="float" office:value="0.59" calcext:value-type="float">
            <text:p>0.59</text:p>
          </table:table-cell>
          <table:table-cell table:formula="of:=TIME(0;INT([.C7]);MOD([.C7];1)*100)" office:value-type="time" office:time-value="PT00H00M59S" calcext:value-type="time">
            <text:p>00:59</text:p>
          </table:table-cell>
          <table:table-cell table:formula="of:=[.D7]/[.B7]" office:value-type="time" office:time-value="PT00H00M07.375S" calcext:value-type="time">
            <text:p>00:07</text:p>
          </table:table-cell>
          <table:table-cell office:value-type="float" office:value="16.46" calcext:value-type="float">
            <text:p>16.46</text:p>
          </table:table-cell>
          <table:table-cell/>
          <table:table-cell office:value-type="float" office:value="1.17" calcext:value-type="float">
            <text:p>1.17</text:p>
          </table:table-cell>
          <table:table-cell table:formula="of:=TIME(0;INT([.H7]);MOD([.H7];1)*100)" office:value-type="time" office:time-value="PT00H01M17S" calcext:value-type="time">
            <text:p>01:17</text:p>
          </table:table-cell>
          <table:table-cell office:value-type="float" office:value="16.42" calcext:value-type="float">
            <text:p>16.42</text:p>
          </table:table-cell>
          <table:table-cell table:number-columns-repeated="2"/>
          <table:table-cell office:value-type="string" calcext:value-type="string">
            <text:p>xxc</text:p>
          </table:table-cell>
          <table:table-cell office:value-type="float" office:value="1.2" calcext:value-type="float">
            <text:p>1.2</text:p>
          </table:table-cell>
          <table:table-cell office:value-type="float" office:value="16.44" calcext:value-type="float">
            <text:p>16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</text:p>
          </table:table-cell>
          <table:table-cell table:formula="of:=[.$B$3]*[.B4]+[.$B$3]" office:value-type="float" office:value="12" calcext:value-type="float">
            <text:p>12</text:p>
          </table:table-cell>
          <table:table-cell office:value-type="float" office:value="1.31" calcext:value-type="float">
            <text:p>1.31</text:p>
          </table:table-cell>
          <table:table-cell table:formula="of:=TIME(0;INT([.C8]);MOD([.C8];1)*100)" office:value-type="time" office:time-value="PT00H01M31S" calcext:value-type="time">
            <text:p>01:31</text:p>
          </table:table-cell>
          <table:table-cell table:formula="of:=[.D8]/[.B8]" office:value-type="time" office:time-value="PT00H00M07.583333333S" calcext:value-type="time">
            <text:p>00:07</text:p>
          </table:table-cell>
          <table:table-cell office:value-type="float" office:value="21.83" calcext:value-type="float">
            <text:p>21.83</text:p>
          </table:table-cell>
          <table:table-cell/>
          <table:table-cell office:value-type="float" office:value="2.05" calcext:value-type="float">
            <text:p>2.05</text:p>
          </table:table-cell>
          <table:table-cell table:formula="of:=TIME(0;INT([.H8]);MOD([.H8];1)*100)" office:value-type="time" office:time-value="PT00H02M05S" calcext:value-type="time">
            <text:p>02:05</text:p>
          </table:table-cell>
          <table:table-cell office:value-type="float" office:value="21.81" calcext:value-type="float">
            <text:p>21.81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office:value-type="float" office:value="2.16" calcext:value-type="float">
            <text:p>2.16</text:p>
          </table:table-cell>
          <table:table-cell office:value-type="float" office:value="21.83" calcext:value-type="float">
            <text:p>21.83</text:p>
          </table:table-cell>
          <table:table-cell table:number-columns-repeated="4"/>
          <table:table-cell office:value-type="float" office:value="2578" calcext:value-type="float">
            <text:p>2578</text:p>
          </table:table-cell>
          <table:table-cell office:value-type="string" calcext:value-type="string">
            <text:p>joint T5</text:p>
          </table:table-cell>
        </table:table-row>
        <table:table-row table:style-name="ro1">
          <table:table-cell table:number-columns-repeated="3"/>
          <table:table-cell table:formula="of:=TIME(0;INT([.C9]);MOD([.C9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9]);MOD([.H9];1)*100)" office:value-type="time" office:time-value="PT00H00M00S" calcext:value-type="time">
            <text:p>00:00</text:p>
          </table:table-cell>
          <table:table-cell table:number-columns-repeated="10"/>
          <table:table-cell office:value-type="float" office:value="2578" calcext:value-type="float">
            <text:p>2578</text:p>
          </table:table-cell>
          <table:table-cell office:value-type="string" calcext:value-type="string">
            <text:p>gxc T6</text:p>
          </table:table-cell>
        </table:table-row>
        <table:table-row table:style-name="ro1">
          <table:table-cell office:value-type="string" calcext:value-type="string">
            <text:p>T=3</text:p>
          </table:table-cell>
          <table:table-cell office:value-type="float" office:value="3" calcext:value-type="float">
            <text:p>3</text:p>
          </table:table-cell>
          <table:table-cell/>
          <table:table-cell table:formula="of:=TIME(0;INT([.C10]);MOD([.C10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10]);MOD([.H10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T=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xc</text:p>
          </table:table-cell>
          <table:table-cell table:formula="of:=[.$B$3]*([.B10]-1)+[.$B$3]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table:formula="of:=TIME(0;INT([.C11]);MOD([.C11];1)*100)" office:value-type="time" office:time-value="PT00H01M34S" calcext:value-type="time">
            <text:p>01:34</text:p>
          </table:table-cell>
          <table:table-cell table:formula="of:=[.D11]/[.B11]" office:value-type="time" office:time-value="PT00H00M07.833333333S" calcext:value-type="time">
            <text:p>00:07</text:p>
          </table:table-cell>
          <table:table-cell office:value-type="float" office:value="21.85" calcext:value-type="float">
            <text:p>21.85</text:p>
          </table:table-cell>
          <table:table-cell/>
          <table:table-cell office:value-type="float" office:value="2.21" calcext:value-type="float">
            <text:p>2.21</text:p>
          </table:table-cell>
          <table:table-cell table:formula="of:=TIME(0;INT([.H11]);MOD([.H11];1)*100)" office:value-type="time" office:time-value="PT00H02M21S" calcext:value-type="time">
            <text:p>02:21</text:p>
          </table:table-cell>
          <table:table-cell office:value-type="float" office:value="21.79" calcext:value-type="float">
            <text:p>21.79</text:p>
          </table:table-cell>
          <table:table-cell table:number-columns-repeated="2"/>
          <table:table-cell office:value-type="string" calcext:value-type="string">
            <text:p>gxc</text:p>
          </table:table-cell>
          <table:table-cell office:value-type="float" office:value="2.06" calcext:value-type="float">
            <text:p>2.06</text:p>
          </table:table-cell>
          <table:table-cell office:value-type="float" office:value="21.75" calcext:value-type="float">
            <text:p>21.75</text:p>
          </table:table-cell>
          <table:table-cell table:number-columns-repeated="4"/>
          <table:table-cell office:value-type="float" office:value="2578" calcext:value-type="float">
            <text:p>2578</text:p>
          </table:table-cell>
          <table:table-cell office:value-type="string" calcext:value-type="string">
            <text:p>xxc T6</text:p>
          </table:table-cell>
        </table:table-row>
        <table:table-row table:style-name="ro1">
          <table:table-cell office:value-type="string" calcext:value-type="string">
            <text:p>cond</text:p>
          </table:table-cell>
          <table:table-cell table:formula="of:=[.$B$3]*([.B10]-1)" office:value-type="float" office:value="8" calcext:value-type="float">
            <text:p>8</text:p>
          </table:table-cell>
          <table:table-cell office:value-type="float" office:value="1.15" calcext:value-type="float">
            <text:p>1.15</text:p>
          </table:table-cell>
          <table:table-cell table:formula="of:=TIME(0;INT([.C12]);MOD([.C12];1)*100)" office:value-type="time" office:time-value="PT00H01M15S" calcext:value-type="time">
            <text:p>01:15</text:p>
          </table:table-cell>
          <table:table-cell table:formula="of:=[.D12]/[.B12]" office:value-type="time" office:time-value="PT00H00M09.375S" calcext:value-type="time">
            <text:p>00:09</text:p>
          </table:table-cell>
          <table:table-cell office:value-type="float" office:value="16.43" calcext:value-type="float">
            <text:p>16.43</text:p>
          </table:table-cell>
          <table:table-cell/>
          <table:table-cell office:value-type="float" office:value="1.18" calcext:value-type="float">
            <text:p>1.18</text:p>
          </table:table-cell>
          <table:table-cell table:formula="of:=TIME(0;INT([.H12]);MOD([.H12];1)*100)" office:value-type="time" office:time-value="PT00H01M18S" calcext:value-type="time">
            <text:p>01:18</text:p>
          </table:table-cell>
          <table:table-cell office:value-type="float" office:value="16.46" calcext:value-type="float">
            <text:p>16.46</text:p>
          </table:table-cell>
          <table:table-cell table:number-columns-repeated="2"/>
          <table:table-cell office:value-type="string" calcext:value-type="string">
            <text:p>cond</text:p>
          </table:table-cell>
          <table:table-cell office:value-type="float" office:value="1.36" calcext:value-type="float">
            <text:p>1.36</text:p>
          </table:table-cell>
          <table:table-cell office:value-type="float" office:value="16.42" calcext:value-type="float">
            <text:p>16.42</text:p>
          </table:table-cell>
          <table:table-cell table:number-columns-repeated="5"/>
          <table:table-cell office:value-type="string" calcext:value-type="string">
            <text:p>joint T6</text:p>
          </table:table-cell>
        </table:table-row>
        <table:table-row table:style-name="ro1">
          <table:table-cell office:value-type="string" calcext:value-type="string">
            <text:p>xxc</text:p>
          </table:table-cell>
          <table:table-cell table:formula="of:=[.$B$3]*[.B10]" office:value-type="float" office:value="12" calcext:value-type="float">
            <text:p>12</text:p>
          </table:table-cell>
          <table:table-cell office:value-type="float" office:value="1.22" calcext:value-type="float">
            <text:p>1.22</text:p>
          </table:table-cell>
          <table:table-cell table:formula="of:=TIME(0;INT([.C13]);MOD([.C13];1)*100)" office:value-type="time" office:time-value="PT00H01M22S" calcext:value-type="time">
            <text:p>01:22</text:p>
          </table:table-cell>
          <table:table-cell table:formula="of:=[.D13]/[.B13]" office:value-type="time" office:time-value="PT00H00M06.833333333S" calcext:value-type="time">
            <text:p>00:06</text:p>
          </table:table-cell>
          <table:table-cell office:value-type="float" office:value="24.54" calcext:value-type="float">
            <text:p>24.54</text:p>
          </table:table-cell>
          <table:table-cell/>
          <table:table-cell office:value-type="float" office:value="1.49" calcext:value-type="float">
            <text:p>1.49</text:p>
          </table:table-cell>
          <table:table-cell table:formula="of:=TIME(0;INT([.H13]);MOD([.H13];1)*100)" office:value-type="time" office:time-value="PT00H01M49S" calcext:value-type="time">
            <text:p>01:49</text:p>
          </table:table-cell>
          <table:table-cell office:value-type="float" office:value="24.51" calcext:value-type="float">
            <text:p>24.51</text:p>
          </table:table-cell>
          <table:table-cell table:number-columns-repeated="2"/>
          <table:table-cell office:value-type="string" calcext:value-type="string">
            <text:p>xxc</text:p>
          </table:table-cell>
          <table:table-cell office:value-type="float" office:value="2.12" calcext:value-type="float">
            <text:p>2.12</text:p>
          </table:table-cell>
          <table:table-cell office:value-type="float" office:value="24.51" calcext:value-type="float">
            <text:p>24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</text:p>
          </table:table-cell>
          <table:table-cell table:formula="of:=[.$B$3]*[.B10]+[.$B$3]" office:value-type="float" office:value="16" calcext:value-type="float">
            <text:p>16</text:p>
          </table:table-cell>
          <table:table-cell office:value-type="float" office:value="2.14" calcext:value-type="float">
            <text:p>2.14</text:p>
          </table:table-cell>
          <table:table-cell table:formula="of:=TIME(0;INT([.C14]);MOD([.C14];1)*100)" office:value-type="time" office:time-value="PT00H02M14S" calcext:value-type="time">
            <text:p>02:14</text:p>
          </table:table-cell>
          <table:table-cell table:formula="of:=[.D14]/[.B14]" office:value-type="time" office:time-value="PT00H00M08.375S" calcext:value-type="time">
            <text:p>00:08</text:p>
          </table:table-cell>
          <table:table-cell office:value-type="float" office:value="29.98" calcext:value-type="float">
            <text:p>29.98</text:p>
          </table:table-cell>
          <table:table-cell/>
          <table:table-cell office:value-type="float" office:value="2.58" calcext:value-type="float">
            <text:p>2.58</text:p>
          </table:table-cell>
          <table:table-cell table:formula="of:=TIME(0;INT([.H14]);MOD([.H14];1)*100)" office:value-type="time" office:time-value="PT00H02M58S" calcext:value-type="time">
            <text:p>02:58</text:p>
          </table:table-cell>
          <table:table-cell office:value-type="float" office:value="29.82" calcext:value-type="float">
            <text:p>29.82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office:value-type="float" office:value="3.33" calcext:value-type="float">
            <text:p>3.33</text:p>
          </table:table-cell>
          <table:table-cell office:value-type="float" office:value="29.7" calcext:value-type="float">
            <text:p>29.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TIME(0;INT([.C15]);MOD([.C15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15]);MOD([.H15];1)*100)" office:value-type="time" office:time-value="PT00H00M00S" calcext:value-type="time">
            <text:p>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=4</text:p>
          </table:table-cell>
          <table:table-cell office:value-type="float" office:value="4" calcext:value-type="float">
            <text:p>4</text:p>
          </table:table-cell>
          <table:table-cell/>
          <table:table-cell table:formula="of:=TIME(0;INT([.C16]);MOD([.C16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16]);MOD([.H16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T=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xc</text:p>
          </table:table-cell>
          <table:table-cell table:formula="of:=[.$B$3]*([.B16]-1)+[.$B$3]" office:value-type="float" office:value="16" calcext:value-type="float">
            <text:p>16</text:p>
          </table:table-cell>
          <table:table-cell office:value-type="float" office:value="2.16" calcext:value-type="float">
            <text:p>2.16</text:p>
          </table:table-cell>
          <table:table-cell table:formula="of:=TIME(0;INT([.C17]);MOD([.C17];1)*100)" office:value-type="time" office:time-value="PT00H02M16S" calcext:value-type="time">
            <text:p>02:16</text:p>
          </table:table-cell>
          <table:table-cell table:formula="of:=[.D17]/[.B17]" office:value-type="time" office:time-value="PT00H00M08.5S" calcext:value-type="time">
            <text:p>00:08</text:p>
          </table:table-cell>
          <table:table-cell office:value-type="float" office:value="29.88" calcext:value-type="float">
            <text:p>29.88</text:p>
          </table:table-cell>
          <table:table-cell/>
          <table:table-cell office:value-type="float" office:value="3.04" calcext:value-type="float">
            <text:p>3.04</text:p>
          </table:table-cell>
          <table:table-cell table:formula="of:=TIME(0;INT([.H17]);MOD([.H17];1)*100)" office:value-type="time" office:time-value="PT00H03M04S" calcext:value-type="time">
            <text:p>03:04</text:p>
          </table:table-cell>
          <table:table-cell office:value-type="float" office:value="29.84" calcext:value-type="float">
            <text:p>29.84</text:p>
          </table:table-cell>
          <table:table-cell table:number-columns-repeated="2"/>
          <table:table-cell office:value-type="string" calcext:value-type="string">
            <text:p>gxc</text:p>
          </table:table-cell>
          <table:table-cell office:value-type="float" office:value="3.05" calcext:value-type="float">
            <text:p>3.05</text:p>
          </table:table-cell>
          <table:table-cell office:value-type="float" office:value="29.83" calcext:value-type="float">
            <text:p>29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</text:p>
          </table:table-cell>
          <table:table-cell table:formula="of:=[.$B$3]*([.B16]-1)" office:value-type="float" office:value="12" calcext:value-type="float">
            <text:p>12</text:p>
          </table:table-cell>
          <table:table-cell office:value-type="float" office:value="1.31" calcext:value-type="float">
            <text:p>1.31</text:p>
          </table:table-cell>
          <table:table-cell table:formula="of:=TIME(0;INT([.C18]);MOD([.C18];1)*100)" office:value-type="time" office:time-value="PT00H01M31S" calcext:value-type="time">
            <text:p>01:31</text:p>
          </table:table-cell>
          <table:table-cell table:formula="of:=[.D18]/[.B18]" office:value-type="time" office:time-value="PT00H00M07.583333333S" calcext:value-type="time">
            <text:p>00:07</text:p>
          </table:table-cell>
          <table:table-cell office:value-type="float" office:value="24.51" calcext:value-type="float">
            <text:p>24.51</text:p>
          </table:table-cell>
          <table:table-cell/>
          <table:table-cell office:value-type="float" office:value="1.54" calcext:value-type="float">
            <text:p>1.54</text:p>
          </table:table-cell>
          <table:table-cell table:formula="of:=TIME(0;INT([.H18]);MOD([.H18];1)*100)" office:value-type="time" office:time-value="PT00H01M54S" calcext:value-type="time">
            <text:p>01:54</text:p>
          </table:table-cell>
          <table:table-cell office:value-type="float" office:value="24.53" calcext:value-type="float">
            <text:p>24.53</text:p>
          </table:table-cell>
          <table:table-cell table:number-columns-repeated="2"/>
          <table:table-cell office:value-type="string" calcext:value-type="string">
            <text:p>cond</text:p>
          </table:table-cell>
          <table:table-cell office:value-type="float" office:value="2.21" calcext:value-type="float">
            <text:p>2.21</text:p>
          </table:table-cell>
          <table:table-cell office:value-type="float" office:value="24.49" calcext:value-type="float">
            <text:p>24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c</text:p>
          </table:table-cell>
          <table:table-cell table:formula="of:=[.$B$3]*[.B16]" office:value-type="float" office:value="16" calcext:value-type="float">
            <text:p>16</text:p>
          </table:table-cell>
          <table:table-cell office:value-type="float" office:value="2.02" calcext:value-type="float">
            <text:p>2.02</text:p>
          </table:table-cell>
          <table:table-cell table:formula="of:=TIME(0;INT([.C19]);MOD([.C19];1)*100)" office:value-type="time" office:time-value="PT00H02M02S" calcext:value-type="time">
            <text:p>02:02</text:p>
          </table:table-cell>
          <table:table-cell table:formula="of:=[.D19]/[.B19]" office:value-type="time" office:time-value="PT00H00M07.625S" calcext:value-type="time">
            <text:p>00:07</text:p>
          </table:table-cell>
          <table:table-cell office:value-type="float" office:value="32.61" calcext:value-type="float">
            <text:p>32.61</text:p>
          </table:table-cell>
          <table:table-cell/>
          <table:table-cell office:value-type="float" office:value="3.11" calcext:value-type="float">
            <text:p>3.11</text:p>
          </table:table-cell>
          <table:table-cell table:formula="of:=TIME(0;INT([.H19]);MOD([.H19];1)*100)" office:value-type="time" office:time-value="PT00H03M11S" calcext:value-type="time">
            <text:p>03:11</text:p>
          </table:table-cell>
          <table:table-cell office:value-type="float" office:value="32.45" calcext:value-type="float">
            <text:p>32.45</text:p>
          </table:table-cell>
          <table:table-cell table:number-columns-repeated="2"/>
          <table:table-cell office:value-type="string" calcext:value-type="string">
            <text:p>xxc</text:p>
          </table:table-cell>
          <table:table-cell office:value-type="float" office:value="3" calcext:value-type="float">
            <text:p>3</text:p>
          </table:table-cell>
          <table:table-cell office:value-type="float" office:value="32.47" calcext:value-type="float">
            <text:p>32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</text:p>
          </table:table-cell>
          <table:table-cell table:formula="of:=[.$B$3]*[.B16]+[.$B$3]" office:value-type="float" office:value="20" calcext:value-type="float">
            <text:p>20</text:p>
          </table:table-cell>
          <table:table-cell office:value-type="float" office:value="2.57" calcext:value-type="float">
            <text:p>2.57</text:p>
          </table:table-cell>
          <table:table-cell table:formula="of:=TIME(0;INT([.C20]);MOD([.C20];1)*100)" office:value-type="time" office:time-value="PT00H02M57S" calcext:value-type="time">
            <text:p>02:57</text:p>
          </table:table-cell>
          <table:table-cell table:formula="of:=[.D20]/[.B20]" office:value-type="time" office:time-value="PT00H00M08.85S" calcext:value-type="time">
            <text:p>00:08</text:p>
          </table:table-cell>
          <table:table-cell office:value-type="float" office:value="37.95" calcext:value-type="float">
            <text:p>37.95</text:p>
          </table:table-cell>
          <table:table-cell/>
          <table:table-cell office:value-type="float" office:value="4.13" calcext:value-type="float">
            <text:p>4.13</text:p>
          </table:table-cell>
          <table:table-cell table:formula="of:=TIME(0;INT([.H20]);MOD([.H20];1)*100)" office:value-type="time" office:time-value="PT00H04M13S" calcext:value-type="time">
            <text:p>04:13</text:p>
          </table:table-cell>
          <table:table-cell office:value-type="float" office:value="37.74" calcext:value-type="float">
            <text:p>37.74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office:value-type="float" office:value="4.37" calcext:value-type="float">
            <text:p>4.37</text:p>
          </table:table-cell>
          <table:table-cell office:value-type="float" office:value="37.78" calcext:value-type="float">
            <text:p>37.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TIME(0;INT([.C21]);MOD([.C21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21]);MOD([.H21];1)*100)" office:value-type="time" office:time-value="PT00H00M00S" calcext:value-type="time">
            <text:p>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=5</text:p>
          </table:table-cell>
          <table:table-cell office:value-type="float" office:value="5" calcext:value-type="float">
            <text:p>5</text:p>
          </table:table-cell>
          <table:table-cell/>
          <table:table-cell table:formula="of:=TIME(0;INT([.C22]);MOD([.C22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22]);MOD([.H22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T=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xc</text:p>
          </table:table-cell>
          <table:table-cell table:formula="of:=[.$B$3]*([.B22]-1)+[.$B$3]" office:value-type="float" office:value="20" calcext:value-type="float">
            <text:p>20</text:p>
          </table:table-cell>
          <table:table-cell office:value-type="float" office:value="3.01" calcext:value-type="float">
            <text:p>3.01</text:p>
          </table:table-cell>
          <table:table-cell table:formula="of:=TIME(0;INT([.C23]);MOD([.C23];1)*100)" office:value-type="time" office:time-value="PT00H03M01S" calcext:value-type="time">
            <text:p>03:01</text:p>
          </table:table-cell>
          <table:table-cell table:formula="of:=[.D23]/[.B23]" office:value-type="time" office:time-value="PT00H00M09.05S" calcext:value-type="time">
            <text:p>00:09</text:p>
          </table:table-cell>
          <table:table-cell office:value-type="float" office:value="37.94" calcext:value-type="float">
            <text:p>37.94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TIME(0;INT([.H23]);MOD([.H23];1)*100)" office:value-type="time" office:time-value="PT00H04M06S" calcext:value-type="time">
            <text:p>04:06</text:p>
          </table:table-cell>
          <table:table-cell office:value-type="float" office:value="37.79" calcext:value-type="float">
            <text:p>37.79</text:p>
          </table:table-cell>
          <table:table-cell table:number-columns-repeated="2"/>
          <table:table-cell office:value-type="string" calcext:value-type="string">
            <text:p>gx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d</text:p>
          </table:table-cell>
          <table:table-cell table:formula="of:=[.$B$3]*([.B22]-1)" office:value-type="float" office:value="16" calcext:value-type="float">
            <text:p>16</text:p>
          </table:table-cell>
          <table:table-cell office:value-type="float" office:value="2.01" calcext:value-type="float">
            <text:p>2.01</text:p>
          </table:table-cell>
          <table:table-cell table:formula="of:=TIME(0;INT([.C24]);MOD([.C24];1)*100)" office:value-type="time" office:time-value="PT00H02M01S" calcext:value-type="time">
            <text:p>02:01</text:p>
          </table:table-cell>
          <table:table-cell table:formula="of:=[.D24]/[.B24]" office:value-type="time" office:time-value="PT00H00M07.5625S" calcext:value-type="time">
            <text:p>00:07</text:p>
          </table:table-cell>
          <table:table-cell office:value-type="float" office:value="32.62" calcext:value-type="float">
            <text:p>32.62</text:p>
          </table:table-cell>
          <table:table-cell/>
          <table:table-cell office:value-type="float" office:value="2.46" calcext:value-type="float">
            <text:p>2.46</text:p>
          </table:table-cell>
          <table:table-cell table:formula="of:=TIME(0;INT([.H24]);MOD([.H24];1)*100)" office:value-type="time" office:time-value="PT00H02M46S" calcext:value-type="time">
            <text:p>02:46</text:p>
          </table:table-cell>
          <table:table-cell office:value-type="float" office:value="32.47" calcext:value-type="float">
            <text:p>32.47</text:p>
          </table:table-cell>
          <table:table-cell table:number-columns-repeated="2"/>
          <table:table-cell office:value-type="string" calcext:value-type="string">
            <text:p>co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xc</text:p>
          </table:table-cell>
          <table:table-cell table:formula="of:=[.$B$3]*[.B22]" office:value-type="float" office:value="20" calcext:value-type="float">
            <text:p>20</text:p>
          </table:table-cell>
          <table:table-cell office:value-type="float" office:value="3.01" calcext:value-type="float">
            <text:p>3.01</text:p>
          </table:table-cell>
          <table:table-cell table:formula="of:=TIME(0;INT([.C25]);MOD([.C25];1)*100)" office:value-type="time" office:time-value="PT00H03M01S" calcext:value-type="time">
            <text:p>03:01</text:p>
          </table:table-cell>
          <table:table-cell table:formula="of:=[.D25]/[.B25]" office:value-type="time" office:time-value="PT00H00M09.05S" calcext:value-type="time">
            <text:p>00:09</text:p>
          </table:table-cell>
          <table:table-cell office:value-type="float" office:value="40.67" calcext:value-type="float">
            <text:p>40.67</text:p>
          </table:table-cell>
          <table:table-cell/>
          <table:table-cell office:value-type="float" office:value="3.59" calcext:value-type="float">
            <text:p>3.59</text:p>
          </table:table-cell>
          <table:table-cell table:formula="of:=TIME(0;INT([.H25]);MOD([.H25];1)*100)" office:value-type="time" office:time-value="PT00H03M59S" calcext:value-type="time">
            <text:p>03:59</text:p>
          </table:table-cell>
          <table:table-cell office:value-type="float" office:value="40.51" calcext:value-type="float">
            <text:p>40.51</text:p>
          </table:table-cell>
          <table:table-cell table:number-columns-repeated="2"/>
          <table:table-cell office:value-type="string" calcext:value-type="string">
            <text:p>xx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int</text:p>
          </table:table-cell>
          <table:table-cell table:formula="of:=[.$B$3]*[.B22]+[.$B$3]" office:value-type="float" office:value="24" calcext:value-type="float">
            <text:p>24</text:p>
          </table:table-cell>
          <table:table-cell office:value-type="float" office:value="3.51" calcext:value-type="float">
            <text:p>3.51</text:p>
          </table:table-cell>
          <table:table-cell table:formula="of:=TIME(0;INT([.C26]);MOD([.C26];1)*100)" office:value-type="time" office:time-value="PT00H03M51S" calcext:value-type="time">
            <text:p>03:51</text:p>
          </table:table-cell>
          <table:table-cell table:formula="of:=[.D26]/[.B26]" office:value-type="time" office:time-value="PT00H00M09.625S" calcext:value-type="time">
            <text:p>00:09</text:p>
          </table:table-cell>
          <table:table-cell office:value-type="float" office:value="46.01" calcext:value-type="float">
            <text:p>46.01</text:p>
          </table:table-cell>
          <table:table-cell/>
          <table:table-cell office:value-type="float" office:value="5.18" calcext:value-type="float">
            <text:p>5.18</text:p>
          </table:table-cell>
          <table:table-cell table:formula="of:=TIME(0;INT([.H26]);MOD([.H26];1)*100)" office:value-type="time" office:time-value="PT00H05M18S" calcext:value-type="time">
            <text:p>05:18</text:p>
          </table:table-cell>
          <table:table-cell office:value-type="float" office:value="45.81" calcext:value-type="float">
            <text:p>45.81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TIME(0;INT([.C27]);MOD([.C27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27]);MOD([.H27];1)*100)" office:value-type="time" office:time-value="PT00H00M00S" calcext:value-type="time">
            <text:p>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=6</text:p>
          </table:table-cell>
          <table:table-cell office:value-type="float" office:value="6" calcext:value-type="float">
            <text:p>6</text:p>
          </table:table-cell>
          <table:table-cell/>
          <table:table-cell table:formula="of:=TIME(0;INT([.C28]);MOD([.C28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28]);MOD([.H28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T=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xc</text:p>
          </table:table-cell>
          <table:table-cell table:formula="of:=[.$B$3]*([.B28]-1)+[.$B$3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TIME(0;INT([.C29]);MOD([.C29];1)*100)" office:value-type="time" office:time-value="PT00H04M00S" calcext:value-type="time">
            <text:p>04:00</text:p>
          </table:table-cell>
          <table:table-cell table:formula="of:=[.D29]/[.B29]" office:value-type="time" office:time-value="PT00H00M10S" calcext:value-type="time">
            <text:p>00:10</text:p>
          </table:table-cell>
          <table:table-cell office:value-type="float" office:value="45.96" calcext:value-type="float">
            <text:p>45.96</text:p>
          </table:table-cell>
          <table:table-cell/>
          <table:table-cell office:value-type="float" office:value="5.21" calcext:value-type="float">
            <text:p>5.21</text:p>
          </table:table-cell>
          <table:table-cell table:formula="of:=TIME(0;INT([.H29]);MOD([.H29];1)*100)" office:value-type="time" office:time-value="PT00H05M21S" calcext:value-type="time">
            <text:p>05:21</text:p>
          </table:table-cell>
          <table:table-cell office:value-type="float" office:value="45.77" calcext:value-type="float">
            <text:p>45.77</text:p>
          </table:table-cell>
          <table:table-cell table:number-columns-repeated="2"/>
          <table:table-cell office:value-type="string" calcext:value-type="string">
            <text:p>gx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d</text:p>
          </table:table-cell>
          <table:table-cell table:formula="of:=[.$B$3]*([.B28]-1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TIME(0;INT([.C30]);MOD([.C30];1)*100)" office:value-type="time" office:time-value="PT00H03M00S" calcext:value-type="time">
            <text:p>03:00</text:p>
          </table:table-cell>
          <table:table-cell table:formula="of:=[.D30]/[.B30]" office:value-type="time" office:time-value="PT00H00M09S" calcext:value-type="time">
            <text:p>00:09</text:p>
          </table:table-cell>
          <table:table-cell office:value-type="float" office:value="40.61" calcext:value-type="float">
            <text:p>40.61</text:p>
          </table:table-cell>
          <table:table-cell table:number-columns-repeated="2"/>
          <table:table-cell table:formula="of:=TIME(0;INT([.H30]);MOD([.H30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co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xc</text:p>
          </table:table-cell>
          <table:table-cell table:formula="of:=[.$B$3]*[.B28]" office:value-type="float" office:value="24" calcext:value-type="float">
            <text:p>24</text:p>
          </table:table-cell>
          <table:table-cell office:value-type="float" office:value="3.37" calcext:value-type="float">
            <text:p>3.37</text:p>
          </table:table-cell>
          <table:table-cell table:formula="of:=TIME(0;INT([.C31]);MOD([.C31];1)*100)" office:value-type="time" office:time-value="PT00H03M37S" calcext:value-type="time">
            <text:p>03:37</text:p>
          </table:table-cell>
          <table:table-cell table:formula="of:=[.D31]/[.B31]" office:value-type="time" office:time-value="PT00H00M09.041666667S" calcext:value-type="time">
            <text:p>00:09</text:p>
          </table:table-cell>
          <table:table-cell office:value-type="float" office:value="48.8" calcext:value-type="float">
            <text:p>48.8</text:p>
          </table:table-cell>
          <table:table-cell table:number-columns-repeated="2"/>
          <table:table-cell table:formula="of:=TIME(0;INT([.H31]);MOD([.H31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xx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int</text:p>
          </table:table-cell>
          <table:table-cell table:formula="of:=[.$B$3]*[.B28]+[.$B$3]" office:value-type="float" office:value="28" calcext:value-type="float">
            <text:p>28</text:p>
          </table:table-cell>
          <table:table-cell office:value-type="float" office:value="4.51" calcext:value-type="float">
            <text:p>4.51</text:p>
          </table:table-cell>
          <table:table-cell table:formula="of:=TIME(0;INT([.C32]);MOD([.C32];1)*100)" office:value-type="time" office:time-value="PT00H04M51S" calcext:value-type="time">
            <text:p>04:51</text:p>
          </table:table-cell>
          <table:table-cell table:formula="of:=[.D32]/[.B32]" office:value-type="time" office:time-value="PT00H00M10.392857143S" calcext:value-type="time">
            <text:p>00:10</text:p>
          </table:table-cell>
          <table:table-cell office:value-type="float" office:value="54.1" calcext:value-type="float">
            <text:p>54.1</text:p>
          </table:table-cell>
          <table:table-cell table:number-columns-repeated="2"/>
          <table:table-cell table:formula="of:=TIME(0;INT([.H32]);MOD([.H32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joint</text:p>
          </table:table-cell>
          <table:table-cell office:value-type="float" office:value="8.01" calcext:value-type="float">
            <text:p>8.01</text:p>
          </table:table-cell>
          <table:table-cell office:value-type="float" office:value="53.68" calcext:value-type="float">
            <text:p>53.6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TIME(0;INT([.C33]);MOD([.C33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33]);MOD([.H33];1)*100)" office:value-type="time" office:time-value="PT00H00M00S" calcext:value-type="time">
            <text:p>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=7</text:p>
          </table:table-cell>
          <table:table-cell office:value-type="float" office:value="7" calcext:value-type="float">
            <text:p>7</text:p>
          </table:table-cell>
          <table:table-cell/>
          <table:table-cell table:formula="of:=TIME(0;INT([.C34]);MOD([.C34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34]);MOD([.H34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T=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xc</text:p>
          </table:table-cell>
          <table:table-cell table:formula="of:=[.$B$3]*([.B34]-1)+[.$B$3]" office:value-type="float" office:value="28" calcext:value-type="float">
            <text:p>28</text:p>
          </table:table-cell>
          <table:table-cell office:value-type="float" office:value="4.54" calcext:value-type="float">
            <text:p>4.54</text:p>
          </table:table-cell>
          <table:table-cell table:formula="of:=TIME(0;INT([.C35]);MOD([.C35];1)*100)" office:value-type="time" office:time-value="PT00H04M54S" calcext:value-type="time">
            <text:p>04:54</text:p>
          </table:table-cell>
          <table:table-cell table:formula="of:=[.D35]/[.B35]" office:value-type="time" office:time-value="PT00H00M10.5S" calcext:value-type="time">
            <text:p>00:10</text:p>
          </table:table-cell>
          <table:table-cell office:value-type="float" office:value="54.03" calcext:value-type="float">
            <text:p>54.03</text:p>
          </table:table-cell>
          <table:table-cell/>
          <table:table-cell table:style-name="ce8"/>
          <table:table-cell table:formula="of:=TIME(0;INT([.H35]);MOD([.H35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gxc</text:p>
          </table:table-cell>
          <table:table-cell office:value-type="float" office:value="7.53" calcext:value-type="float">
            <text:p>7.53</text:p>
          </table:table-cell>
          <table:table-cell office:value-type="float" office:value="53.65" calcext:value-type="float">
            <text:p>53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</text:p>
          </table:table-cell>
          <table:table-cell table:formula="of:=[.$B$3]*([.B34]-1)" office:value-type="float" office:value="24" calcext:value-type="float">
            <text:p>24</text:p>
          </table:table-cell>
          <table:table-cell office:value-type="float" office:value="3.38" calcext:value-type="float">
            <text:p>3.38</text:p>
          </table:table-cell>
          <table:table-cell table:formula="of:=TIME(0;INT([.C36]);MOD([.C36];1)*100)" office:value-type="time" office:time-value="PT00H03M38S" calcext:value-type="time">
            <text:p>03:38</text:p>
          </table:table-cell>
          <table:table-cell table:formula="of:=[.D36]/[.B36]" office:value-type="time" office:time-value="PT00H00M09.083333333S" calcext:value-type="time">
            <text:p>00:09</text:p>
          </table:table-cell>
          <table:table-cell office:value-type="float" office:value="48.83" calcext:value-type="float">
            <text:p>48.83</text:p>
          </table:table-cell>
          <table:table-cell table:number-columns-repeated="2"/>
          <table:table-cell table:formula="of:=TIME(0;INT([.H36]);MOD([.H36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cond</text:p>
          </table:table-cell>
          <table:table-cell office:value-type="float" office:value="5.4" calcext:value-type="float">
            <text:p>5.4</text:p>
          </table:table-cell>
          <table:table-cell office:value-type="float" office:value="48.49" calcext:value-type="float">
            <text:p>48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c</text:p>
          </table:table-cell>
          <table:table-cell table:formula="of:=[.$B$3]*[.B34]" office:value-type="float" office:value="28" calcext:value-type="float">
            <text:p>28</text:p>
          </table:table-cell>
          <table:table-cell office:value-type="float" office:value="5.04" calcext:value-type="float">
            <text:p>5.04</text:p>
          </table:table-cell>
          <table:table-cell table:formula="of:=TIME(0;INT([.C37]);MOD([.C37];1)*100)" office:value-type="time" office:time-value="PT00H05M04S" calcext:value-type="time">
            <text:p>05:04</text:p>
          </table:table-cell>
          <table:table-cell table:formula="of:=[.D37]/[.B37]" office:value-type="time" office:time-value="PT00H00M10.857142857S" calcext:value-type="time">
            <text:p>00:10</text:p>
          </table:table-cell>
          <table:table-cell office:value-type="float" office:value="56.79" calcext:value-type="float">
            <text:p>56.79</text:p>
          </table:table-cell>
          <table:table-cell table:number-columns-repeated="2"/>
          <table:table-cell table:formula="of:=TIME(0;INT([.H37]);MOD([.H37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xxc</text:p>
          </table:table-cell>
          <table:table-cell office:value-type="float" office:value="7.13" calcext:value-type="float">
            <text:p>7.13</text:p>
          </table:table-cell>
          <table:table-cell office:value-type="float" office:value="56.47" calcext:value-type="float">
            <text:p>56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</text:p>
          </table:table-cell>
          <table:table-cell table:formula="of:=[.$B$3]*[.B34]+[.$B$3]" office:value-type="float" office:value="32" calcext:value-type="float">
            <text:p>32</text:p>
          </table:table-cell>
          <table:table-cell office:value-type="float" office:value="6.21" calcext:value-type="float">
            <text:p>6.21</text:p>
          </table:table-cell>
          <table:table-cell table:formula="of:=TIME(0;INT([.C38]);MOD([.C38];1)*100)" office:value-type="time" office:time-value="PT00H06M21S" calcext:value-type="time">
            <text:p>06:21</text:p>
          </table:table-cell>
          <table:table-cell table:formula="of:=[.D38]/[.B38]" office:value-type="time" office:time-value="PT00H00M11.90625S" calcext:value-type="time">
            <text:p>00:11</text:p>
          </table:table-cell>
          <table:table-cell office:value-type="float" office:value="62.05" calcext:value-type="float">
            <text:p>62.05</text:p>
          </table:table-cell>
          <table:table-cell table:number-columns-repeated="2"/>
          <table:table-cell table:formula="of:=TIME(0;INT([.H38]);MOD([.H38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joint</text:p>
          </table:table-cell>
          <table:table-cell office:value-type="float" office:value="9.46" calcext:value-type="float">
            <text:p>9.46</text:p>
          </table:table-cell>
          <table:table-cell office:value-type="float" office:value="61.61" calcext:value-type="float">
            <text:p>61.6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TIME(0;INT([.C39]);MOD([.C39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39]);MOD([.H39];1)*100)" office:value-type="time" office:time-value="PT00H00M00S" calcext:value-type="time">
            <text:p>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=8</text:p>
          </table:table-cell>
          <table:table-cell office:value-type="float" office:value="8" calcext:value-type="float">
            <text:p>8</text:p>
          </table:table-cell>
          <table:table-cell/>
          <table:table-cell table:formula="of:=TIME(0;INT([.C40]);MOD([.C40];1)*100)" office:value-type="time" office:time-value="PT00H00M00S" calcext:value-type="time">
            <text:p>00:00</text:p>
          </table:table-cell>
          <table:table-cell table:number-columns-repeated="4"/>
          <table:table-cell table:formula="of:=TIME(0;INT([.H40]);MOD([.H40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T=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xc</text:p>
          </table:table-cell>
          <table:table-cell table:formula="of:=[.$B$3]*([.B40]-1)+[.$B$3]" office:value-type="float" office:value="32" calcext:value-type="float">
            <text:p>32</text:p>
          </table:table-cell>
          <table:table-cell office:value-type="float" office:value="6.25" calcext:value-type="float">
            <text:p>6.25</text:p>
          </table:table-cell>
          <table:table-cell table:formula="of:=TIME(0;INT([.C41]);MOD([.C41];1)*100)" office:value-type="time" office:time-value="PT00H06M25S" calcext:value-type="time">
            <text:p>06:25</text:p>
          </table:table-cell>
          <table:table-cell table:formula="of:=[.D41]/[.B41]" office:value-type="time" office:time-value="PT00H00M12.03125S" calcext:value-type="time">
            <text:p>00:12</text:p>
          </table:table-cell>
          <table:table-cell office:value-type="float" office:value="62.05" calcext:value-type="float">
            <text:p>62.05</text:p>
          </table:table-cell>
          <table:table-cell table:number-columns-repeated="2"/>
          <table:table-cell table:formula="of:=TIME(0;INT([.H41]);MOD([.H41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gxc</text:p>
          </table:table-cell>
          <table:table-cell office:value-type="float" office:value="10.12" calcext:value-type="float">
            <text:p>10.12</text:p>
          </table:table-cell>
          <table:table-cell office:value-type="float" office:value="61.57" calcext:value-type="float">
            <text:p>61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</text:p>
          </table:table-cell>
          <table:table-cell table:formula="of:=[.$B$3]*([.B40]-1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TIME(0;INT([.C42]);MOD([.C42];1)*100)" office:value-type="time" office:time-value="PT00H05M00S" calcext:value-type="time">
            <text:p>05:00</text:p>
          </table:table-cell>
          <table:table-cell table:formula="of:=[.D42]/[.B42]" office:value-type="time" office:time-value="PT00H00M10.714285714S" calcext:value-type="time">
            <text:p>00:10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table:formula="of:=TIME(0;INT([.H42]);MOD([.H42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cond</text:p>
          </table:table-cell>
          <table:table-cell office:value-type="float" office:value="7.33" calcext:value-type="float">
            <text:p>7.33</text:p>
          </table:table-cell>
          <table:table-cell office:value-type="float" office:value="56.37" calcext:value-type="float">
            <text:p>56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c</text:p>
          </table:table-cell>
          <table:table-cell table:formula="of:=[.$B$3]*[.B40]" office:value-type="float" office:value="32" calcext:value-type="float">
            <text:p>32</text:p>
          </table:table-cell>
          <table:table-cell office:value-type="float" office:value="6.1" calcext:value-type="float">
            <text:p>6.1</text:p>
          </table:table-cell>
          <table:table-cell table:formula="of:=TIME(0;INT([.C43]);MOD([.C43];1)*100)" office:value-type="time" office:time-value="PT00H06M10S" calcext:value-type="time">
            <text:p>06:10</text:p>
          </table:table-cell>
          <table:table-cell table:formula="of:=[.D43]/[.B43]" office:value-type="time" office:time-value="PT00H00M11.5625S" calcext:value-type="time">
            <text:p>00:11</text:p>
          </table:table-cell>
          <table:table-cell office:value-type="float" office:value="64.79" calcext:value-type="float">
            <text:p>64.79</text:p>
          </table:table-cell>
          <table:table-cell table:number-columns-repeated="2"/>
          <table:table-cell table:formula="of:=TIME(0;INT([.H43]);MOD([.H43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xxc</text:p>
          </table:table-cell>
          <table:table-cell office:value-type="float" office:value="9.32" calcext:value-type="float">
            <text:p>9.32</text:p>
          </table:table-cell>
          <table:table-cell office:value-type="float" office:value="64.32" calcext:value-type="float">
            <text:p>64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t</text:p>
          </table:table-cell>
          <table:table-cell table:formula="of:=[.$B$3]*[.B40]+[.$B$3]" office:value-type="float" office:value="36" calcext:value-type="float">
            <text:p>36</text:p>
          </table:table-cell>
          <table:table-cell office:value-type="float" office:value="7.1" calcext:value-type="float">
            <text:p>7.1</text:p>
          </table:table-cell>
          <table:table-cell table:formula="of:=TIME(0;INT([.C44]);MOD([.C44];1)*100)" office:value-type="time" office:time-value="PT00H07M10S" calcext:value-type="time">
            <text:p>07:10</text:p>
          </table:table-cell>
          <table:table-cell table:formula="of:=[.D44]/[.B44]" office:value-type="time" office:time-value="PT00H00M11.944444444S" calcext:value-type="time">
            <text:p>00:11</text:p>
          </table:table-cell>
          <table:table-cell office:value-type="float" office:value="70.09" calcext:value-type="float">
            <text:p>70.09</text:p>
          </table:table-cell>
          <table:table-cell table:number-columns-repeated="2"/>
          <table:table-cell table:formula="of:=TIME(0;INT([.H44]);MOD([.H44];1)*100)" office:value-type="time" office:time-value="PT00H00M00S" calcext:value-type="time">
            <text:p>00:00</text:p>
          </table:table-cell>
          <table:table-cell table:number-columns-repeated="3"/>
          <table:table-cell office:value-type="string" calcext:value-type="string">
            <text:p>joint</text:p>
          </table:table-cell>
          <table:table-cell office:value-type="float" office:value="12.02" calcext:value-type="float">
            <text:p>12.02</text:p>
          </table:table-cell>
          <table:table-cell office:value-type="float" office:value="69.49" calcext:value-type="float">
            <text:p>69.4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Total learning time</text:p>
          </table:table-cell>
          <table:table-cell/>
          <table:table-cell table:formula="of:=SUM(TRUNC([.C5:.C44]) + ([.C5:.C44] - TRUNC([.C5:.C44]))/0.6)" office:value-type="string" office:string-value="" calcext:value-type="error">
            <text:p>#VALUE!</text:p>
          </table:table-cell>
          <table:table-cell table:formula="of:=SUM([.D5:.D44])" office:value-type="time" office:time-value="PT01H31M52S" calcext:value-type="time">
            <text:p>31:52</text:p>
          </table:table-cell>
          <table:table-cell table:formula="of:=AVERAGE([.E5:.E44])" office:value-type="time" office:time-value="PT00H00M09.406412982S" calcext:value-type="time">
            <text:p>00:09</text:p>
          </table:table-cell>
          <table:table-cell table:number-columns-repeated="3"/>
          <table:table-cell table:formula="of:=SUM([.I5:.I44])" office:value-type="time" office:time-value="PT00H48M06S" calcext:value-type="time">
            <text:p>48:0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4:41:59.544902224</meta:creation-date>
    <meta:editing-duration>PT23H14M41S</meta:editing-duration>
    <meta:editing-cycles>2</meta:editing-cycles>
    <meta:generator>LibreOffice/7.3.7.2$Linux_X86_64 LibreOffice_project/30$Build-2</meta:generator>
    <dc:date>2024-04-23T14:06:37.466259106</dc:date>
    <meta:document-statistic meta:table-count="1" meta:cell-count="378" meta:object-count="0"/>
  </office:meta>
</office:document-meta>
</file>